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text-properties style:font-name="Arial1" fo:font-size="14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4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5" style:family="paragraph" style:parent-style-name="Table_20_Contents">
      <style:paragraph-properties fo:text-align="start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style:font-name-asian="Arial" style:font-size-asian="14pt" style:language-asian="ja" style:country-asian="JP" style:font-size-complex="14pt"/>
    </style:style>
    <style:style style:name="T7" style:family="text">
      <style:text-properties fo:font-size="14pt" style:font-name-asian="Arial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3">महर्षि स्वामी दयानन्द सरस्वती (१८२४-१८८३)</text:p>
            <text:p text:style-name="P13"><text:s/>आधुनिक भारत के महान </text:p>
            <text:p text:style-name="P13">चिन्तक, समाज-सुधारक व देशभक्त थे</text:p>
            <text:p text:style-name="P13">। </text:p>
          </table:table-cell>
        </table:table-row>
        <table:table-row>
          <table:table-cell table:style-name="表1.A2" office:value-type="string">
            <text:p text:style-name="P10">maharSHi / swami / daya:nand / saraswati:</text:p>
            <text:p text:style-name="P10">a:dhunik ~ modern / bha:rat ~ India / ke ~ of / maha:n ~ great</text:p>
            <text:p text:style-name="P10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3"/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14"/>
      <text:p text:style-name="P1">------------------------------------------------------------</text:p>
      <text:p text:style-name="P5">[20191216_07411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3">वे महान ईश्वर भक्त थे,</text:p>
            <text:p text:style-name="P13"><text:s/>उन्होंने मुंबई में एक [समाज]]</text:p>
            <text:p text:style-name="P13"><text:s/>सुधारक संगठन - आर्य समाज </text:p>
            <text:p text:style-name="P13">की स्थापना की।</text:p>
          </table:table-cell>
        </table:table-row>
        <table:table-row>
          <table:table-cell table:style-name="表3.A2" office:value-type="string">
            <text:p text:style-name="P10">ve ~ he / maha:n ~ great / i:shvar ~ the god / bhakta ~ devotee / the ~ were</text:p>
            <text:p text:style-name="P10">unhonne ~ he / munbi: ~ mumbai / meng ~ in / e:k ~ a / society ~ sama:dj</text:p>
            <text:p text:style-name="P10">sudha:rak ~ reformer / sangath%an ~ organization / a:r^ya ~ arya</text:p>
            <text:p text:style-name="P10">ki: ~ of / stha:pana: ~ 설립</text:p>
          </table:table-cell>
        </table:table-row>
      </table:table>
      <text:p text:style-name="P2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3"/>
          </table:table-cell>
        </table:table-row>
        <table:table-row>
          <table:table-cell table:style-name="表4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एक”</text:span></text:p>
      <text:p text:style-name="Text_20_body"/>
      <text:p text:style-name="P6">[/  20191216_083130]</text:p>
      <text:p text:style-name="Text_20_body"/>
      <text:p text:style-name="P14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3">कबीर या भगत कबीर </text:p>
            <text:p text:style-name="P13">15वीं सदी के </text:p>
            <text:p text:style-name="P13">भारतीय रहस्यवादी कवि</text:p>
            <text:p text:style-name="P13"><text:s/>और संत थे।</text:p>
          </table:table-cell>
        </table:table-row>
        <text:soft-page-break/>
        <table:table-row>
          <table:table-cell table:style-name="表5.A2" office:value-type="string">
            <text:p text:style-name="P10">kabi:r / ya: ~ 또는 / bhagat ~ the faithful / 15 vi:ng ~ 15th / sadi: ~ 세기 / ke ~ 의</text:p>
            <text:p text:style-name="P10">bha:rati:ya <text:s/>~ Indian / r'hasyava:di: ~ 신비한 / kavi: ~ poet</text:p>
            <text:p text:style-name="P10">aur ~ 그리고 / sangt ~ 성자 / the ~ 있었다</text:p>
          </table:table-cell>
        </table:table-row>
      </table:table>
      <text:p text:style-name="P2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13"/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हिन्दी साहित्य”</text:span></text:p>
      <text:p text:style-name="Text_20_body"/>
      <text:p text:style-name="P6">[/  20191216_085122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5">res free# JVEMV6 37#20_6 / 37. miscs / 20. philosophy / 20191216_101300</text:span></text:p>
      <text:p text:style-name="P2">1. <text:a xlink:type="simple" xlink:href="https://hi.wikipedia.org/wiki/श" text:style-name="Internet_20_link" text:visited-style-name="Visited_20_Internet_20_Link"><text:span text:style-name="T7">https://hi.wikipedia.org/wiki/श</text:span></text:a><text:span text:style-name="T7">ास्त्रीय_संगीत <text:s/></text:span></text:p>
      <table:table table:name="表7" table:style-name="表7">
        <table:table-column table:style-name="表7.A"/>
        <table:table-row>
          <table:table-cell table:style-name="表7.A1" office:value-type="string">
            <text:p text:style-name="P13">शास्त्रीय संगीत</text:p>
            <text:p text:style-name="P13">भारतीय शास्त्रीय संगीत या मार्ग, </text:p>
            <text:p text:style-name="P13">भारतीय संगीत का अभिन्न अंग है। </text:p>
          </table:table-cell>
        </table:table-row>
        <table:table-row>
          <table:table-cell table:style-name="表7.A2" office:value-type="string">
            <text:p text:style-name="P10">sha:stri:ya ~ 클래식 / sanggi:t ~ 음악</text:p>
            <text:p text:style-name="P10">bha:rti:ya ~ 인디언 / <text:s/>클래식 / 음악 / 또는 / mar<text:span text:style-name="T8">g ~ Route</text:span></text:p>
            <text:p text:style-name="P15">ka ~ 의 / abhinn ~ 없어서는 안될 / ang ~ 부분 / hai ~ 입니다</text:p>
          </table:table-cell>
        </table:table-row>
      </table:table>
      <text:p text:style-name="P2">2. </text:p>
      <table:table table:name="表8" table:style-name="表8">
        <table:table-column table:style-name="表8.A"/>
        <table:table-row>
          <table:table-cell table:style-name="表8.A1" office:value-type="string">
            <text:p text:style-name="P13"/>
          </table:table-cell>
        </table:table-row>
        <table:table-row>
          <table:table-cell table:style-name="表8.A2" office:value-type="string">
            <text:p text:style-name="P10"/>
          </table:table-cell>
        </table:table-row>
      </table:table>
      <text:p text:style-name="P3"><text:soft-page-break/></text:p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8"/>
      <text:p text:style-name="P1">------------------------------------------------------------</text:p>
      <text:p text:style-name="P5">[20191217_091158]</text:p>
      <text:p text:style-name="Text_20_body">ज्ञानाश्रयी</text:p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13"><text:s/>वे हिन्दी साहित्य के </text:p>
            <text:p text:style-name="P13">भक्तिकालीन युग में ज्ञानाश्र -निर्गुण</text:p>
            <text:p text:style-name="P13"><text:s/>शाखा की काव्यधारा के प्रवर्तक थे।</text:p>
          </table:table-cell>
        </table:table-row>
        <table:table-row>
          <table:table-cell table:style-name="表9.A2" office:value-type="string">
            <text:p text:style-name="P10">ve ~ 그들은 / Hindi ~ 힌디 / <text:s/>sa:hitya ~ 문학의 / of</text:p>
            <text:p text:style-name="P10">bhaktika:li:n ~ Devout / yug ~ 시대 / men ~ 에서 / gya:nashrayi: ~ 지식이 풍부한 / nirgun% ~ nirgun</text:p>
            <text:p text:style-name="P10">sha:kha ~ Branch / ki: ~ of / ka:vyadha:ra ~ Poetry / of / pravartak ~ 발기인</text:p>
          </table:table-cell>
        </table:table-row>
      </table:table>
      <text:p text:style-name="P2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<text:s/>इनकी रचनाओं ने हिन्दी</text:p>
            <text:p text:style-name="P13">प्रदेश <text:s/>के भक्ति आंदोलन को गहरे</text:p>
            <text:p text:style-name="P13"><text:s/>स्तर तक प्रभावित किया। </text:p>
          </table:table-cell>
        </table:table-row>
        <table:table-row>
          <table:table-cell table:style-name="表10.A2" office:value-type="string">
            <text:p text:style-name="P10">inaki: ~ 그들의 / rachana:o:ng ~ Compositions / ne ~ 있다 / Hindi</text:p>
            <text:p text:style-name="P10">pradesh ~ Region / of / bhakti ~ 헌신 献身 / a:ngdolan ~ 운동 / of / gahare ~ 깊은</text:p>
            <text:p text:style-name="P10">star ~ 레벨 / tak ~ 때까지 / prabha:vit ~ influenced / kiya: ~ 했어</text:p>
          </table:table-cell>
        </table:table-row>
      </table:table>
      <text:p text:style-name="P3"><text:soft-page-break/></text:p>
      <text:p text:style-name="P7"><text:span text:style-name="T3">[next] </text:span><text:span text:style-name="T4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4">ीर </text:span></text:p>
      <text:p text:style-name="Text_20_body"/>
      <text:p text:style-name="P6">[/  20191217_094550]</text:p>
      <text:p text:style-name="Text_20_body"/>
      <text:p text:style-name="P8">@@@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3"/>
          </table:table-cell>
        </table:table-row>
        <table:table-row>
          <table:table-cell table:style-name="表11.A2" office:value-type="string">
            <text:p text:style-name="P10"/>
          </table:table-cell>
        </table:table-row>
      </table:table>
      <text:p text:style-name="P2">2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3"/>
          </table:table-cell>
        </table:table-row>
        <table:table-row>
          <table:table-cell table:style-name="表12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1"/>
      <text:p text:style-name="P1"/>
      <text:p text:style-name="P1"/>
      <text:p text:style-name="P1">------------------------------------- [TEMPLATE] 20191215_235223</text:p>
      <text:p text:style-name="P1">------------------------------------------------------------</text:p>
      <text:p text:style-name="P5">[XXX]</text:p>
      <text:p text:style-name="Text_20_body"/>
      <text:p text:style-name="P7"><text:soft-page-break/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3"/>
          </table:table-cell>
        </table:table-row>
        <table:table-row>
          <table:table-cell table:style-name="表27.A2" office:value-type="string">
            <text:p text:style-name="P10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3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1"/>
          </table:table-cell>
          <table:table-cell table:style-name="表236.A1" office:value-type="string">
            <text:p text:style-name="P11">SH</text:p>
          </table:table-cell>
          <table:table-cell table:style-name="表236.C1" office:value-type="string">
            <text:p text:style-name="P11">fre<text:span text:style-name="T8">nch “chiffre”</text:span>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dj</text:p>
          </table:table-cell>
          <table:table-cell table:style-name="表236.C2" office:value-type="string">
            <text:p text:style-name="P11">fre<text:span text:style-name="T8">nch “je”</text:span>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*ng<office:annotation office:name="__Annotation__1456_219229384"><dc:creator>iwabuchi ken</dc:creator><dc:date>2019-12-16T08:18:16.60</dc:date><text:p text:style-name="P25"><text:span text:style-name="T9">end of the word, no chars further.</text:span></text:p></office:annotation><text:span text:style-name="T8">$</text:span><office:annotation-end office:name="__Annotation__1456_219229384"/></text:p>
          </table:table-cell>
          <table:table-cell table:style-name="表236.C2" office:value-type="string">
            <text:p text:style-name="P11">nasal(en.)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2">th%</text:p>
          </table:table-cell>
          <table:table-cell table:style-name="表236.C2" office:value-type="string">
            <text:p text:style-name="P11">“ṭh”<text:note text:id="ftn1" text:note-class="footnote"><text:note-citation>1</text:note-citation><text:note-body><text:p text:style-name="Footnote"><text:a xlink:type="simple" xlink:href="https://ja.wikipedia.org/wiki/ヒンディー語#文字" text:style-name="Internet_20_link" text:visited-style-name="Visited_20_Internet_20_Link">https://ja.wikipedia.org/wiki/ヒンディー語#文字</text:a></text:p></text:note-body></text:note>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2">r^</text:p>
          </table:table-cell>
          <table:table-cell table:style-name="表236.C2" office:value-type="string">
            <text:p text:style-name="P11">“r̥”</text:p>
          </table:table-cell>
        </table:table-row>
      </table:table>
      <text:p text:style-name="P4"/>
      <text:p text:style-name="P4"/>
      <text:p text:style-name="P4">/ --------------------------------------- [SYMBOLS] 20191113_111045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dc:date>2019-12-17T09:46:11.12</dc:date>
    <dc:creator>iwabuchi ken</dc:creator>
    <meta:editing-duration>PT2H2M28S</meta:editing-duration>
    <meta:editing-cycles>5</meta:editing-cycles>
    <meta:generator>OpenOffice/4.1.3$Win32 OpenOffice.org_project/413m1$Build-9783</meta:generator>
    <meta:document-statistic meta:table-count="15" meta:image-count="0" meta:object-count="0" meta:page-count="6" meta:paragraph-count="106" meta:word-count="582" meta:character-count="3118"/>
  </office:meta>
</office:document-meta>
</file>